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1e8a" officeooo:paragraph-rsid="00161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twig.sensiolabs.org/doc/filters/index.html</text:p>
      <text:p text:style-name="P1">http://doctrine-orm.readthedocs.org/en/latest/reference/query-builder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2:50:08.273929696</meta:creation-date>
    <dc:date>2014-11-18T12:50:28.913800346</dc:date>
    <meta:editing-duration>P0D</meta:editing-duration>
    <meta:editing-cycles>1</meta:editing-cycles>
    <meta:document-statistic meta:table-count="0" meta:image-count="0" meta:object-count="0" meta:page-count="1" meta:paragraph-count="2" meta:word-count="2" meta:character-count="123" meta:non-whitespace-character-count="123"/>
    <meta:generator>LibreOffice/4.2.4.2$Linux_X86_64 LibreOffice_project/420m0$Build-2</meta:generator>
  </office:meta>
</office:document-meta>
</file>